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Mentions légales Brunembert.fr</text:span></text:p>
      <text:p text:style-name="P1"><text:span text:style-name="T1">Conformément aux dispositions de l'article Loi n° 2004-575 du 21 juin 2004 pour la confiance dans l'économie numérique (1). NOR: ECOX0200175L Version consolidée au 04 avril 2020</text:span></text:p>
      <text:p text:style-name="P1"><text:span text:style-name="T1">source: Legifrance. Nous vous informons que le site<text:s/></text:span><text:a xlink:href="http://www.brunembert.fr"><text:span text:style-name="T2">www.brunembert.fr</text:span></text:a><text:span text:style-name="T3"><text:s/>(ci-après désigné le « site ») est édité par OVH et développé par Justine Lemaire et ne fait pas l’objet de rémunération.</text:span></text:p>
      <text:p text:style-name="P1"><text:span text:style-name="T3">Introduction</text:span></text:p>
      <text:p text:style-name="P1"><text:span text:style-name="T3">Les présentes Mentions Légales vous informent sur les services du site, sur la relation entre les utilisateurs du site et le Village de Brunembert, sur les droits et responsabilités qui y sont applicables, de la simple consultation à l’utilisation de services spécifiques.</text:span></text:p>
      <text:p text:style-name="P1"><text:span text:style-name="T3">Un site consultatif</text:span></text:p>
      <text:p text:style-name="P1"><text:span text:style-name="T3">Le site est essentiellement destiné à la diffusion de l’information municipale, portant sur la municipalité de Brunembert, les communes alentours, son département-sa région et ses services.</text:span></text:p>
      <text:p text:style-name="P1"><text:span text:style-name="T3">Le site a aussi vocation à informer sur les droits et devoirs des citoyens.</text:span></text:p>
      <text:p text:style-name="P1"><text:span text:style-name="T3">Sur l’ensemble du site, hors page spécifique, le Village de Brunembert est seul à éditer du contenu. Les présentes Mentions Légales sont applicables du seul fait de la consultation du site en tout ou partie.</text:span></text:p>
      <text:p text:style-name="P1"><text:span text:style-name="T3"/></text:p>
      <text:p text:style-name="P1"><text:span text:style-name="T3"/></text:p>
      <text:p text:style-name="P1"><text:span text:style-name="T3">Confidentialité</text:span></text:p>
      <text:p text:style-name="P1"><text:span text:style-name="T3">Données à caractère personnel</text:span></text:p>
      <text:p text:style-name="P1"><text:span text:style-name="T3">Collecte de données</text:span></text:p>
      <text:p text:style-name="P1"><text:span text:style-name="T3">Les informations recueillies proviennent :</text:span></text:p>
      <text:p text:style-name="P1"><text:span text:style-name="T3">Soit de la complétion d’un formulaire, et seront employées aux fins de l’opération à laquelle ce formulaire est dédiée, dont les modalités sont précisées sur la page de publication du formulaire.</text:span></text:p>
      <text:p text:style-name="P1"><text:span text:style-name="T3">Soit de la participation à un sondage en ligne, publiée avec l'accord du correspondant Informatique et Libertés. Les données recueillies à cette occasion ne seront employées qu'aux fins de l’enquête, et ne seront jamais traitées nominativement. Ces données seront détruites au terme de l'enquête.</text:span></text:p>
      <text:p text:style-name="P1"><text:span text:style-name="T3">Soit de la contribution volontaire qui précède l'hébergement du site internet de Brunembert et/ou succède celui-ci.</text:span></text:p>
      <text:p text:style-name="P1"><text:span text:style-name="T3">Droit d'accès, de modification et de suppression</text:span></text:p>
      <text:p text:style-name="P1"><text:span text:style-name="T3">le Village de Brunembert informe les usagers des droits qu’ils possèdent un droit d’accès, de rectification, et d’effacement, par le règlement UE/2016 du 27 avril 2016 relatif à la protection des données à caractère personnel et la loi n° 78-17 du 6 janvier 1978 relative à l’informatique, aux fichiers et aux libertés, modifiée.</text:span></text:p>
      <text:p text:style-name="P1"><text:span text:style-name="T3">Vous pouvez exercer ce droit en écrivant au secrétariat de la mairie de Brunembert</text:span></text:p>
      <text:p text:style-name="P1"><text:span text:style-name="T3">Mairie de Brunembert</text:span></text:p>
      <text:p text:style-name="P1"><text:span text:style-name="T3">site internet</text:span></text:p>
      <text:p text:style-name="P1"><text:span text:style-name="T3">12, Place Servois</text:span></text:p>
      <text:p text:style-name="P1"><text:span text:style-name="T3">62240 BRUNEMBERT</text:span></text:p>
      <text:p text:style-name="P1"><text:span text:style-name="T3">Si vous estimez que vos droits ne sont pas respectés,</text:span></text:p>
      <text:p text:style-name="P1"><text:span text:style-name="T3">vous pouvez faire une réclamation auprès de l’autorité de contrôle de la protection des données personnelles :</text:span></text:p>
      <text:p text:style-name="P1"><text:span text:style-name="T3">Commission Nationale de l’Informatique et des Libertés (CNIL)</text:span></text:p>
      <text:p text:style-name="P1"><text:span text:style-name="T3">3 Place de Fontenoy</text:span></text:p>
      <text:p text:style-name="P1"><text:span text:style-name="T3">TSA 80715</text:span></text:p>
      <text:p text:style-name="P1"><text:span text:style-name="T3">75334 PARIS CEDEX 07</text:span></text:p>
      <text:p text:style-name="P1"><text:span text:style-name="T3">Propriété intellectuelle</text:span></text:p>
      <text:p text:style-name="P1"><text:span text:style-name="T3">À l’exception des contenus provenant des contributeurs du site internet, les Contenus présents sur le site sont la propriété du Village de Brunembert en vertu de l'article L.122-4 du Code de la Propriété Intellectuelle.</text:span></text:p>
      <text:p text:style-name="P1"><text:span text:style-name="T3">N'a pas fait l'objet d'un développement web, mais d'une intégration web et sont soumis aux droits d'usage des collectes d'information respectives</text:span></text:p>
      <text:p text:style-name="P1"><text:span text:style-name="T3"/></text:p>
      <text:p text:style-name="P1"><text:span text:style-name="T3">Je cite :</text:span></text:p>
      <text:p text:style-name="P1"><text:span text:style-name="T3">Le widget "chat" provient de : Smartsupp. Le widget "sondage" provient de : Google forms</text:span></text:p>
      <text:p text:style-name="P1"><text:span text:style-name="T3"/></text:p>
      <text:p text:style-name="P1"><text:span text:style-name="T3">L'intégration ou redirection vers les réseaux sociaux provient de : Facebook</text:span></text:p>
      <text:p text:style-name="P1"><text:span text:style-name="T3"/></text:p>
      <text:p text:style-name="P1"><text:span text:style-name="T3"/></text:p>
      <text:p text:style-name="P1"><text:span text:style-name="T3"/></text:p>
      <text:p text:style-name="P1"><text:span text:style-name="T3">Les pages de La Voix du Nord et de la Semaine dans le Boulonnais proviennent de : des sites officiels de ces journaux locaux.</text:span></text:p>
      <text:p text:style-name="P1"><text:span text:style-name="T3"/></text:p>
      <text:p text:style-name="P1"><text:span text:style-name="T3">Ces contenus étant protégés par le droit d’auteur, toute reproduction est en principe conditionnée aux mentions légales de ces développeurs.</text:span></text:p>
      <text:p text:style-name="P1"><text:span text:style-name="T3"/></text:p>
      <text:p text:style-name="P1"><text:span text:style-name="T3">La mairie de Brunembert se doit selon l'article 9 de la RGPD de ne pas collecter via ce chat de données sensibles telles que : "Such data include sensitive information about race, religion, medical information or payment information as credit card numbers." " Données sensibles liées à l'éthnie, la religion, des informations personnelles ou de paiement comme les cartes de crédit." </text:span></text:p>
      <text:p text:style-name="P1"><text:span text:style-name="T3">Télécharger la procédure de collecte des données - smartsupp.</text:span></text:p>
      <text:p text:style-name="P1"><text:span text:style-name="T3"/></text:p>
      <text:p text:style-name="P1"><text:span text:style-name="T3"/></text:p>
      <text:p text:style-name="P1"><text:span text:style-name="T3"/></text:p>
      <text:p text:style-name="P1"><text:span text:style-name="T3">Le site de Brunembert souhaite avec ce chat vous apporter un accompagnement parralèle au secrétariat en vous donnant l'accès à une conversation en direct avec les membres de la Mairie de Brunembert. Vos données sont traitées dans un délai court mais peuvent faire l'objet d'un historique pour une durée maximale de 3 ans selon la CNIL afin de pouvoir vous apporter au mieux une réponse adaptée.</text:span></text:p>
      <text:p text:style-name="P1"><text:span text:style-name="T3">Les contenus mis à disposition du public sur le site brunembert.fr peuvent être reproduits de manière occasionnelle à condition de citer la source à la suite du contenu reproduit, et ce de la manière suivante :</text:span></text:p>
      <text:p text:style-name="P1"><text:span text:style-name="T3">Mentionner le site web duquel proviennent les contenus</text:span></text:p>
      <text:p text:style-name="P1"><text:span text:style-name="T3">(exemple : « Contenu publié sur le site<text:s/></text:span><text:a xlink:href="http://www.brunembert.fr"><text:span text:style-name="T4">www.brunembert.fr</text:span></text:a><text:span text:style-name="T5"><text:s/>et / ou brunembert.fr »). Cette mention pointera directement sur la page correspondante grâce à un lien hypertexte.</text:span></text:p>
      <text:p text:style-name="P1"><text:span text:style-name="T5">En outre,</text:span></text:p>
      <text:p text:style-name="P1"><text:span text:style-name="T5">l'article L.122-5 du Code de la Propriété intellectuelle</text:span></text:p>
      <text:p text:style-name="P1"><text:span text:style-name="T5">pose le principe selon lequel, « lorsque l'</text:span><text:span text:style-name="T6">œuvre a<text:s/></text:span><text:span text:style-name="T7">été divulguée, l'auteur ne peut interdire la diffusion, même intégrale, par la voie de presse ou de télédiffusion, à titre d'information d'actualité, des discours destinés au public prononcés dans les assemblées politiques, (…), ainsi que dans les réunions publiques d'ordre politique et les cérémonies officielles ».</text:span></text:p>
      <text:p text:style-name="P1"><text:span text:style-name="T7">Ainsi, les discours des élus s'apparentent à une exception au droit d'auteur. La reprise de ces discours de façon partielle ou intégrale est ainsi autorisée, sous réserve bien entendu de la mention du nom de l'auteur et de la source. La mention "site Internet du Village de Brunembert" devra donc être indiquée.</text:span></text:p>
      <text:p text:style-name="P1"><text:span text:style-name="T7">Les sites rattachés au site brunembert.fr sont susceptibles de comporter des conditions particulières qu’il convient de respecter le cas échéant (mention de la source).</text:span></text:p>
      <text:p text:style-name="P1"><text:span text:style-name="T7">En toute hypothèse, la technique de lien profond (deep linking) est proscrite : les pages du site brunembert.fr et des sites qui y sont rattachés ne doivent pas être imbriquées à l'intérieur des pages d'un autre site.</text:span></text:p>
      <text:p text:style-name="P1"><text:span text:style-name="T7">Les photos et vidéos présentes sur le site brunembert.fr proviennent de sources différentes. Les clichés des photographes du Village peuvent être reproduits, à la condition toutefois d'en indiquer l'auteur et la source.</text:span></text:p>
      <text:p text:style-name="P1"><text:span text:style-name="T7">Pour les autres, seuls les détenteurs des droits indiqués dans la mention "Crédits" peuvent en autoriser la reproduction.</text:span></text:p>
      <text:p text:style-name="P1"><text:span text:style-name="T7">Sauf mentions spécifiques publiées sur chaque sous-domaine, les présentes mentions légales et Mentions Légales s’appliquent au site brunembert.fr et à l’ensemble des sous-domaines le composant.</text:span></text:p>
      <text:p text:style-name="P1"><text:span text:style-name="T7">Les vidéos</text:span></text:p>
      <text:p text:style-name="P1"><text:span text:style-name="T7">Les vidéos et reportages</text:span></text:p>
      <text:p text:style-name="P1"><text:span text:style-name="T7">proviennent et/ou peuvent provenir de sources différentes, dont du Département Pas-de-Calais, Elles permettent en partie aux utilisateurs du site hors villageois de Brunembert de se constituer une culture de l'univers du Village, de la France, et de leur Histoire Universelle.</text:span></text:p>
      <text:p text:style-name="P1"><text:span text:style-name="T7">Responsabilité</text:span></text:p>
      <text:p text:style-name="P1"><text:span text:style-name="T7">Connexion et services de la partie consultative du site</text:span></text:p>
      <text:p text:style-name="P1"><text:span text:style-name="T7">le Village de Brunembert ne peut être tenu responsable de tout dommage issu d'une interruption, d'un dysfonctionnement quel qu'il soit, d'une suspension ou de la cessation du site, et ce pour quelque raison que ce soit ou encore de tout dommage matériel ou immatériel qui résulterait d'une quelconque façon de la connexion au site. La connexion de l'utilisateur au site se fait sous son entière responsabilité.</text:span></text:p>
      <text:p text:style-name="P1"><text:span text:style-name="T7">L'édition du site</text:span></text:p>
      <text:p text:style-name="P1"><text:span text:style-name="T7">OVH est éditeur et hébergeur du site. L'ensemble des photos, logos, images est produit pour Brunembert qui en est propriétaire. Les vidéos sont le fruit d'une recherche sur wwww.youtube.com soit libres d'accès puis téléchargées dans les conditions légales de téléchargement via Airy et où Youtube Mp4 Converter ou ont fait l'objet d'une intégration.</text:span></text:p>
      <text:p text:style-name="P1"><text:span text:style-name="T7">Modification des conditions générales d'utilisation</text:span></text:p>
      <text:p text:style-name="P1"><text:span text:style-name="T7">le Village de Brunembert peut modifier et mettre à jour les présentes Conditions Générales d'Utilisation à tout moment et sans préavis afin notamment de les adapter aux évolutions du site.</text:span></text:p>
      <text:p text:style-name="P1"><text:span text:style-name="T7">Loi applicable et attribution de juridiction</text:span></text:p>
      <text:p text:style-name="P1"><text:span text:style-name="T7">Les présentes mentions légales sont régies par la loi française et l'utilisateur, par sa présence, donne irrévocablement compétence exclusive aux juridictions françaises. Les tribunaux du ressort de la cour d'appel en relation avec le site de brunembert.fr sont seuls compétents pour connaître de tout litige relatif à la validité, l'interprétation ou l'exécution des présentes mentions légales même en cas de pluralité de défendeurs ou d'appels en garantie.</text:span></text:p>
      <text:p text:style-name="P1"><text:span text:style-name="T7">L'équipe de brunembert.fr</text:span></text:p>
      <text:p text:style-name="P1"><text:span text:style-name="T7">La maintenance technique et les contenus du site brunembert.fr sont gérés par la Mairie de Brunembert. Le développement du site internet du Village de Brunembert a été créé par</text:span></text:p>
      <text:p text:style-name="P1"><text:span text:style-name="T7"/></text:p>
      <text:p text:style-name="P1"><text:span text:style-name="T7">Justine Lemaire</text:span></text:p>
      <text:p text:style-name="P1"><text:span text:style-name="T7">Chargée de mission numérique Centre Social Espace Carnot dans le cadre du dispositif des Centres Sociaux Connectés du Boulonnais qui vise à réduire la fracture numérique sur le bassin boulonnais.</text:span></text:p>
      <text:p text:style-name="P1"><text:span text:style-name="T7"/></text:p>
      <text:p text:style-name="P1"><text:span text:style-name="T7">Léa Tintillier</text:span></text:p>
      <text:p text:style-name="P1"><text:span text:style-name="T7">qui a répondu présente pour la réalisation de quelques clichés de Brunembert publiées sur<text:s/></text:span><text:a xlink:href="http://www.brunembert.fr"><text:span text:style-name="T8">www.brunembert.fr</text:span></text:a><text:span text:style-name="T9"/></text:p>
      <text:p text:style-name="P1"><text:span text:style-name="T9"/></text:p>
      <text:p text:style-name="P1"><text:span text:style-name="T9">Crédits</text:span></text:p>
      <text:p text:style-name="P1"><text:span text:style-name="T9">La Mairie de Brunembert reste propriétaire du site internet de son Village et de ses contenus à l'excéption des intégrations dont les contenus proviennent de sources différente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